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AvailableSamples" style:family="table">
      <style:table-properties style:width="6.9201in" table:align="left"/>
    </style:style>
    <style:style style:name="AvailableSamples.A" style:family="table-column">
      <style:table-column-properties style:column-width="1.5611in"/>
    </style:style>
    <style:style style:name="AvailableSamples.B" style:family="table-column">
      <style:table-column-properties style:column-width="0.8125in"/>
    </style:style>
    <style:style style:name="AvailableSamples.C" style:family="table-column">
      <style:table-column-properties style:column-width="0.8743in"/>
    </style:style>
    <style:style style:name="AvailableSamples.D" style:family="table-column">
      <style:table-column-properties style:column-width="2.1868in"/>
    </style:style>
    <style:style style:name="AvailableSamples.E" style:family="table-column">
      <style:table-column-properties style:column-width="0.8438in"/>
    </style:style>
    <style:style style:name="AvailableSamples.F" style:family="table-column">
      <style:table-column-properties style:column-width="0.6417in"/>
    </style:style>
    <style:style style:name="AvailableSamples.1" style:family="table-row">
      <style:table-row-properties style:min-row-height="0.125in" fo:background-color="#cccccc">
        <style:background-image/>
      </style:table-row-properties>
    </style:style>
    <style:style style:name="AvailableSamples.A1" style:family="table-cell">
      <style:table-cell-properties fo:background-color="transparent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AvailableSamples.F1" style:family="table-cell">
      <style:table-cell-properties fo:background-color="transparent" fo:padding="0.0201in" fo:border="0.05pt solid #000000" style:writing-mode="page">
        <style:background-image/>
      </style:table-cell-properties>
    </style:style>
    <style:style style:name="AvailableSamples.2" style:family="table-row">
      <style:table-row-properties style:min-row-height="0.2458in"/>
    </style:style>
    <style:style style:name="AvailableSampl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AvailableSamples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AvailableSamples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AvailableSamples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AvailableSamples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AvailableSamples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Table_20_Contents">
      <style:text-properties style:font-name="Liberation Sans Narrow" fo:font-size="10pt" officeooo:rsid="000e552a" officeooo:paragraph-rsid="000e552a" style:font-size-asian="10pt" style:font-size-complex="10pt"/>
    </style:style>
    <style:style style:name="P3" style:family="paragraph" style:parent-style-name="Table_20_Contents">
      <style:text-properties style:font-name="Liberation Sans Narrow" fo:font-size="10pt" officeooo:rsid="000f6331" officeooo:paragraph-rsid="000f6331" style:font-size-asian="10pt" style:font-size-complex="10pt"/>
    </style:style>
    <style:style style:name="P4" style:family="paragraph" style:parent-style-name="Standard">
      <style:paragraph-properties fo:text-align="center" style:justify-single-word="false" fo:text-indent="0in" style:auto-text-indent="false"/>
      <style:text-properties style:font-name="Liberation Sans Narrow" fo:font-size="10pt" fo:font-weight="bold" officeooo:rsid="000f6331" officeooo:paragraph-rsid="000f633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fo:text-indent="0in" style:auto-text-indent="false"/>
      <style:text-properties style:font-name="Liberation Sans Narrow" fo:font-size="10pt" fo:font-weight="bold" officeooo:rsid="000e552a" officeooo:paragraph-rsid="000e552a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 Narrow" fo:font-size="10pt" officeooo:rsid="000e552a" officeooo:paragraph-rsid="000e552a" style:font-size-asian="10pt" style:font-size-complex="10pt"/>
    </style:style>
    <style:style style:name="T1" style:family="text">
      <style:text-properties style:font-name="Monospace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AvailableSamples" table:style-name="AvailableSamples">
        <table:table-column table:style-name="AvailableSamples.A"/>
        <table:table-column table:style-name="AvailableSamples.B"/>
        <table:table-column table:style-name="AvailableSamples.C"/>
        <table:table-column table:style-name="AvailableSamples.D"/>
        <table:table-column table:style-name="AvailableSamples.E"/>
        <table:table-column table:style-name="AvailableSamples.F"/>
        <table:table-header-rows>
          <table:table-row table:style-name="AvailableSamples.1">
            <table:table-cell table:style-name="AvailableSamples.A1" office:value-type="string">
              <text:p text:style-name="P4" loext:marker-style-name="T1">Reagent</text:p>
            </table:table-cell>
            <table:table-cell table:style-name="AvailableSamples.A1" office:value-type="string">
              <text:p text:style-name="P5" loext:marker-style-name="T1">Requested</text:p>
              <text:p text:style-name="P5" loext:marker-style-name="T1">Amt (ul)</text:p>
            </table:table-cell>
            <table:table-cell table:style-name="AvailableSamples.A1" office:value-type="string">
              <text:p text:style-name="P5" loext:marker-style-name="T1">Barcode</text:p>
            </table:table-cell>
            <table:table-cell table:style-name="AvailableSamples.A1" office:value-type="string">
              <text:p text:style-name="P5" loext:marker-style-name="T1">Location</text:p>
            </table:table-cell>
            <table:table-cell table:style-name="AvailableSamples.A1" office:value-type="string">
              <text:p text:style-name="P5" loext:marker-style-name="T1">Container</text:p>
              <text:p text:style-name="P5" loext:marker-style-name="T1">Amt (ul)</text:p>
            </table:table-cell>
            <table:table-cell table:style-name="AvailableSamples.F1" office:value-type="string">
              <text:p text:style-name="P6" loext:marker-style-name="T1"><text:span text:style-name="T2">Conc (ul)</text:span></text:p>
            </table:table-cell>
          </table:table-row>
        </table:table-header-rows>
        <table:table-row table:style-name="AvailableSamples.2">
          <table:table-cell table:style-name="AvailableSamples.A2" office:value-type="string">
            <text:p text:style-name="P2"/>
          </table:table-cell>
          <table:table-cell table:style-name="AvailableSamples.B2" office:value-type="string">
            <text:p text:style-name="P2"/>
          </table:table-cell>
          <table:table-cell table:style-name="AvailableSamples.C2" office:value-type="string">
            <text:p text:style-name="P2"/>
          </table:table-cell>
          <table:table-cell table:style-name="AvailableSamples.D2" office:value-type="string">
            <text:p text:style-name="P2"/>
          </table:table-cell>
          <table:table-cell table:style-name="AvailableSamples.E2" office:value-type="string">
            <text:p text:style-name="P3"/>
          </table:table-cell>
          <table:table-cell table:style-name="AvailableSamples.F2" office:value-type="string">
            <text:p text:style-name="P3"/>
          </table:table-cell>
        </table:table-row>
      </table:table>
      <text:p text:style-name="P1"><office:annotation loext:resolved="false"><dc:creator>Unknown Author</dc:creator><dc:date>2025-10-30T12:10:36.578120340</dc:date><text:p text:style-name="Comment">Reagent, requested amount, barcode, location, container amount, concentration</text:p><text:p text:style-name="Comment"/></office:annotati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1:35:52.187701279</meta:creation-date>
    <meta:print-date>2025-10-30T12:11:12.407741476</meta:print-date>
    <dc:date>2025-10-30T12:14:00.668023015</dc:date>
    <meta:editing-duration>PT12M44S</meta:editing-duration>
    <meta:editing-cycles>4</meta:editing-cycles>
    <meta:generator>LibreOffice/24.2.7.2$Linux_X86_64 LibreOffice_project/420$Build-2</meta:generator>
    <meta:printed-by>PDF files</meta:printed-by>
    <meta:document-statistic meta:table-count="1" meta:image-count="0" meta:object-count="0" meta:page-count="1" meta:paragraph-count="9" meta:word-count="11" meta:character-count="65" meta:non-whitespace-character-count="62"/>
  </office:meta>
</office:document-meta>
</file>